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8fbe" officeooo:paragraph-rsid="00068fb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paragraph-rsid="000b5100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fo:background-color="transparent" style:font-size-asian="15pt" style:font-name-complex="B Nazanin" style:font-size-complex="15pt"/>
    </style:style>
    <style:style style:name="P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f7c3f" officeooo:paragraph-rsid="000f7c3f" fo:background-color="transparent" style:font-size-asian="15pt" style:font-name-complex="B Nazanin" style:font-size-complex="15pt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1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2d005"/>
    </style:style>
    <style:style style:name="P1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aa9d2"/>
    </style:style>
    <style:style style:name="P1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rsid="0015c311" officeooo:paragraph-rsid="001bb582" fo:background-color="#ffff00"/>
    </style:style>
    <style:style style:name="P13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officeooo:paragraph-rsid="000b5100"/>
    </style:style>
    <style:style style:name="T1" style:family="text">
      <style:text-properties officeooo:rsid="00068fbe"/>
    </style:style>
    <style:style style:name="T2" style:family="text">
      <style:text-properties officeooo:rsid="000b5100" fo:background-color="#ffff00" loext:char-shading-value="0"/>
    </style:style>
    <style:style style:name="T3" style:family="text">
      <style:text-properties officeooo:rsid="00067aee" fo:background-color="#ffff00" loext:char-shading-value="0"/>
    </style:style>
    <style:style style:name="T4" style:family="text">
      <style:text-properties officeooo:rsid="000c8a4b"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9027f" fo:background-color="transparent" loext:char-shading-value="0"/>
    </style:style>
    <style:style style:name="T7" style:family="text">
      <style:text-properties officeooo:rsid="000c8a4b" fo:background-color="transparent" loext:char-shading-value="0"/>
    </style:style>
    <style:style style:name="T8" style:family="text">
      <style:text-properties fo:color="#0369a3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9" style:family="text">
      <style:text-properties fo:color="#0369a3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0" style:family="text">
      <style:text-properties fo:color="#0369a3" style:font-name="B Nazanin" fo:font-size="15pt" officeooo:rsid="00140cf2" fo:background-color="#92e285" loext:char-shading-value="0" style:font-size-asian="15pt" style:font-name-complex="B Nazanin" style:font-size-complex="15pt"/>
    </style:style>
    <style:style style:name="T11" style:family="text">
      <style:text-properties fo:color="#0369a3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2" style:family="text">
      <style:text-properties fo:color="#0369a3" style:font-name="B Nazanin" fo:font-size="15pt" officeooo:rsid="00140cf2" fo:background-color="transparent" loext:char-shading-value="0" style:font-size-asian="15pt" style:font-name-complex="B Nazanin" style:font-size-complex="15pt"/>
    </style:style>
    <style:style style:name="T13" style:family="text">
      <style:text-properties officeooo:rsid="00067aee"/>
    </style:style>
    <style:style style:name="T14" style:family="text">
      <style:text-properties fo:color="#18a303" style:font-name="B Nazanin" fo:background-color="#ffff00" loext:char-shading-value="0" style:font-name-complex="B Nazanin"/>
    </style:style>
    <style:style style:name="T15" style:family="text">
      <style:text-properties fo:color="#18a303" style:font-name="B Nazanin" officeooo:rsid="000b5100" fo:background-color="#ffff00" loext:char-shading-value="0" style:font-name-complex="B Nazanin"/>
    </style:style>
    <style:style style:name="T16" style:family="text">
      <style:text-properties fo:color="#18a303" style:font-name="B Nazanin" fo:background-color="transparent" loext:char-shading-value="0" style:font-name-complex="B Nazanin"/>
    </style:style>
    <style:style style:name="T17" style:family="text">
      <style:text-properties fo:color="#18a303" style:font-name="B Nazanin" officeooo:rsid="000c8a4b" fo:background-color="transparent" loext:char-shading-value="0" style:font-name-complex="B Nazanin"/>
    </style:style>
    <style:style style:name="T18" style:family="text">
      <style:text-properties fo:color="#18a303" style:font-name="B Nazanin" officeooo:rsid="000f7c3f" fo:background-color="transparent" loext:char-shading-value="0" style:font-name-complex="B Nazanin"/>
    </style:style>
    <style:style style:name="T19" style:family="text">
      <style:text-properties fo:color="#18a303" style:font-name="B Nazanin" fo:font-size="15pt" fo:background-color="transparent" loext:char-shading-value="0" style:font-size-asian="15pt" style:font-name-complex="B Nazanin" style:font-size-complex="15pt"/>
    </style:style>
    <style:style style:name="T20" style:family="text">
      <style:text-properties fo:color="#18a303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1" style:family="text">
      <style:text-properties fo:color="#18a303" style:font-name="B Nazanin" fo:font-size="15pt" fo:background-color="transparent" loext:char-shading-value="0" style:font-size-asian="15pt" style:font-name-complex="B Nazanin" style:font-size-complex="15pt"/>
    </style:style>
    <style:style style:name="T22" style:family="text">
      <style:text-properties fo:color="#18a303" style:font-name="B Nazanin" fo:font-size="15pt" officeooo:rsid="001aa9d2" fo:background-color="transparent" loext:char-shading-value="0" style:font-size-asian="15pt" style:font-name-complex="B Nazanin" style:font-size-complex="15pt"/>
    </style:style>
    <style:style style:name="T23" style:family="text">
      <style:text-properties fo:color="#18a303" style:font-name="B Nazanin" fo:font-size="15pt" officeooo:rsid="001bb582" fo:background-color="transparent" loext:char-shading-value="0" style:font-size-asian="15pt" style:font-name-complex="B Nazanin" style:font-size-complex="15pt"/>
    </style:style>
    <style:style style:name="T24" style:family="text">
      <style:text-properties fo:color="#18a303" style:font-name="B Nazanin" fo:font-size="15pt" style:font-size-asian="15pt" style:font-name-complex="B Nazanin" style:font-size-complex="15pt"/>
    </style:style>
    <style:style style:name="T25" style:family="text">
      <style:text-properties fo:color="#18a303" style:font-name="B Nazanin" fo:font-size="15pt" officeooo:rsid="0015c311" style:font-size-asian="15pt" style:font-name-complex="B Nazanin" style:font-size-complex="15pt"/>
    </style:style>
    <style:style style:name="T26" style:family="text">
      <style:text-properties fo:color="#18a303" style:font-name="B Nazanin" fo:font-size="15pt" officeooo:rsid="00067aee" style:font-size-asian="15pt" style:font-name-complex="B Nazanin" style:font-size-complex="15pt"/>
    </style:style>
    <style:style style:name="T27" style:family="text">
      <style:text-properties fo:color="#18a303" style:font-name="B Nazanin" fo:font-size="15pt" officeooo:rsid="00140cf2" style:font-size-asian="15pt" style:font-name-complex="B Nazanin" style:font-size-complex="15pt"/>
    </style:style>
    <style:style style:name="T28" style:family="text">
      <style:text-properties fo:color="#18a303" style:font-name="B Nazanin" fo:font-size="15pt" officeooo:rsid="000b5100" style:font-size-asian="15pt" style:font-name-complex="B Nazanin" style:font-size-complex="15pt"/>
    </style:style>
    <style:style style:name="T29" style:family="text">
      <style:text-properties fo:color="#18a303" style:font-name="B Nazanin" fo:font-size="15pt" officeooo:rsid="000c8a4b" style:font-size-asian="15pt" style:font-name-complex="B Nazanin" style:font-size-complex="15pt"/>
    </style:style>
    <style:style style:name="T30" style:family="text">
      <style:text-properties fo:color="#18a303" style:font-name="B Nazanin" fo:font-size="15pt" officeooo:rsid="0017c3a9" style:font-size-asian="15pt" style:font-name-complex="B Nazanin" style:font-size-complex="15pt"/>
    </style:style>
    <style:style style:name="T31" style:family="text">
      <style:text-properties fo:color="#18a303" style:font-name="B Nazanin" fo:font-size="15pt" officeooo:rsid="00197828" style:font-size-asian="15pt" style:font-name-complex="B Nazanin" style:font-size-complex="15pt"/>
    </style:style>
    <style:style style:name="T32" style:family="text">
      <style:text-properties fo:color="#18a303" style:font-name="B Nazanin" fo:font-size="15pt" officeooo:rsid="001aa9d2" style:font-size-asian="15pt" style:font-name-complex="B Nazanin" style:font-size-complex="15pt"/>
    </style:style>
    <style:style style:name="T33" style:family="text">
      <style:text-properties fo:color="#18a303" style:font-name="B Nazanin" fo:font-size="15pt" officeooo:rsid="001bb582" style:font-size-asian="15pt" style:font-name-complex="B Nazanin" style:font-size-complex="15pt"/>
    </style:style>
    <style:style style:name="T34" style:family="text">
      <style:text-properties fo:color="#18a303" style:font-name="B Nazanin" fo:font-size="15pt" officeooo:rsid="0015c311" fo:background-color="#ffff00" loext:char-shading-value="0" style:font-size-asian="15pt" style:font-name-complex="B Nazanin" style:font-size-complex="15pt"/>
    </style:style>
    <style:style style:name="T35" style:family="text">
      <style:text-properties fo:color="#18a303" style:font-name="B Nazanin" fo:font-size="15pt" officeooo:rsid="00067aee" fo:background-color="#ffff00" loext:char-shading-value="0" style:font-size-asian="15pt" style:font-name-complex="B Nazanin" style:font-size-complex="15pt"/>
    </style:style>
    <style:style style:name="T36" style:family="text">
      <style:text-properties fo:color="#18a303" style:font-name="B Nazanin" fo:font-size="15pt" officeooo:rsid="0017c3a9" fo:background-color="#ffff00" loext:char-shading-value="0" style:font-size-asian="15pt" style:font-name-complex="B Nazanin" style:font-size-complex="15pt"/>
    </style:style>
    <style:style style:name="T37" style:family="text">
      <style:text-properties fo:color="#18a303" style:font-name="B Nazanin" fo:font-size="15pt" officeooo:rsid="00197828" fo:background-color="#ffff00" loext:char-shading-value="0" style:font-size-asian="15pt" style:font-name-complex="B Nazanin" style:font-size-complex="15pt"/>
    </style:style>
    <style:style style:name="T38" style:family="text">
      <style:text-properties fo:color="#18a303" style:font-name="B Nazanin" fo:font-size="15pt" officeooo:rsid="001aa9d2" fo:background-color="#ffff00" loext:char-shading-value="0" style:font-size-asian="15pt" style:font-name-complex="B Nazanin" style:font-size-complex="15pt"/>
    </style:style>
    <style:style style:name="T39" style:family="text">
      <style:text-properties officeooo:rsid="0015c311"/>
    </style:style>
    <style:style style:name="T40" style:family="text">
      <style:text-properties officeooo:rsid="0017c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3">سند پروژه مدیریت لینک ها</text:p>
      <text:p text:style-name="P3">links manager</text:p>
      <text:p text:style-name="P2"/>
      <text:p text:style-name="P13"><text:span text:style-name="T35">گزینه یک</text:span><text:span text:style-name="T26"> به ما هر لینک موجود </text:span><text:span text:style-name="T32">به علاوه دامنه های اصلی لینک ها </text:span><text:span text:style-name="T26">را می دهد. اگر لینک هایی در گذشته </text:span><text:span text:style-name="T27">(در جدول اولیه) </text:span><text:span text:style-name="T26">پیداشده باشند هم اضافه می شوند. این جدول، </text:span><text:span text:style-name="T34">جدول </text:span><text:span text:style-name="T36">همه ی لینک </text:span><text:span text:style-name="T38">ها</text:span><text:span text:style-name="T25"> </text:span><text:span text:style-name="T30">(all_links_table )</text:span><text:span text:style-name="T26"> نامیده می شود. (first table) </text:span><text:span text:style-name="T28">هم چنین جدول </text:span><text:span text:style-name="T25">دامنه</text:span><text:span text:style-name="T28"> های خالص </text:span><text:span text:style-name="T29">و جدول کلی هم باید تشکیل شود</text:span><text:span text:style-name="T26">.</text:span></text:p>
      <text:p text:style-name="P11"><text:span text:style-name="T34">جدول </text:span><text:span text:style-name="T38">همه ی لینک ها:</text:span><text:span text:style-name="T25"> </text:span><text:span text:style-name="T32">(all_links_table ) </text:span><text:span text:style-name="T25">عینا همان لینک های موجود در پوشه ورودی یا مبدا </text:span><text:span text:style-name="T26"><text:s/></text:span><text:span text:style-name="T30">به علاوه دامنه های اصلی لینک ها </text:span><text:span text:style-name="T26">را </text:span><text:span text:style-name="T32">می باشد</text:span></text:p>
      <text:p text:style-name="P11"><text:span text:style-name="T34">جدول اولیه:</text:span><text:span text:style-name="T25"> عینا همان لینک های موجود در پوشه ورودی یا مبدا فایل ها سعی شود باشد.</text:span></text:p>
      <text:p text:style-name="P12"><text:span text:style-name="T24">جدول دامنه ی خالص:</text:span><text:span text:style-name="T21"> همان </text:span><text:span text:style-name="T22">دامنه های اصلی لینک ها </text:span><text:span text:style-name="T23">می باشد.</text:span></text:p>
      <text:p text:style-name="P12"><text:span text:style-name="T23"/></text:p>
      <text:p text:style-name="P4"><text:span text:style-name="T3">گزینه </text:span><text:span text:style-name="T2">دو</text:span><text:span text:style-name="T13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2"/>
      <text:p text:style-name="P9"><text:span text:style-name="T14">گزینه </text:span><text:span text:style-name="T15">سه</text:span><text:span text:style-name="T16"> </text:span><text:span text:style-name="T17">با استفاده از جدول کلی جدول منظم کلی را </text:span><text:span text:style-name="T18">تنها </text:span><text:span text:style-name="T17"><text:s/>ایجاد می کنیم </text:span><text:span text:style-name="T18">یا اگر لینک های جدیدی پیدا شده است</text:span><text:span text:style-name="T17">.</text:span></text:p>
      <text:p text:style-name="P6"/>
      <text:p text:style-name="P5"><text:span text:style-name="T4">توجه</text:span><text:span text:style-name="T7">: </text:span><text:span text:style-name="T6">م</text:span><text:span text:style-name="T5">راقب تکرار لینک های مشابه باید باشیم.</text:span></text:p>
      <text:p text:style-name="P7"/>
      <text:p text:style-name="P8">چک نویس:</text:p>
      <text:p text:style-name="P8">* جدول کلی منظم باید دارای ستون های زیر باشد.</text:p>
      <text:p text:style-name="P10"><text:span text:style-name="T8">شماره ردیف</text:span><text:span text:style-name="T20">، </text:span><text:span text:style-name="T8">آدرس لینک</text:span><text:span text:style-name="T20">، </text:span><text:span text:style-name="T8">عنوان آن صفحه </text:span><text:span text:style-name="T9">(title)</text:span><text:span text:style-name="T11">، </text:span><text:span text:style-name="T9">برچسب یا تگ</text:span><text:span text:style-name="T11">، </text:span><text:span text:style-name="T9">امتیاز</text:span><text:span text:style-name="T11">، </text:span><text:span text:style-name="T9">موضوع</text:span><text:span text:style-name="T11">، </text:span><text:span text:style-name="T9">زمان آپدیت دیتابیس بخش مربوط به این سایت</text:span><text:span text:style-name="T12">، </text:span><text:span text:style-name="T10">لینک ارجاع شده</text:span></text:p>
      <text:p text:style-name="P8">* درون یک دیتا بیس متن های قابل رویت در هر سایت هم نگهداری شود.</text:p>
      <text:p text:style-name="P8"><text:soft-page-break/>* <text:span text:style-name="T39">یک نکته توجه به بخش پروتکل لینک ها است. ممکن است یک لینک را با http و همچنین با https داشته باشیم. یا ممکن است www هم داشته باشد شاید که احتمال دارد حالت های مختلفی را بساز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3:32:54.202371620</meta:creation-date>
    <dc:date>2022-08-21T20:07:57.144480509</dc:date>
    <meta:editing-duration>PT2H30M7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15" meta:word-count="270" meta:character-count="1271" meta:non-whitespace-character-count="1014"/>
  </office:meta>
</office:document-meta>
</file>